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si</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5fa0cf">1. Plausibility and Passing: Using Ai To Study Anti-Trans Legislation</text:a></text:p>
          <text:p text:style-name="Contents_20_2"><text:a xlink:type="simple" xlink:href="#org6d373d5">1.1. notes from DJAI</text:a></text:p>
          <text:p text:style-name="Contents_20_2"><text:a xlink:type="simple" xlink:href="#orga483cc2">1.2. plans</text:a></text:p>
          <text:p text:style-name="Contents_20_2"><text:a xlink:type="simple" xlink:href="#orgfaf0700">1.3. outline //</text:a></text:p>
          <text:p text:style-name="Contents_20_3"><text:a xlink:type="simple" xlink:href="#org20533ac">1.3.1. bank</text:a></text:p>
          <text:p text:style-name="Contents_20_2"><text:a xlink:type="simple" xlink:href="#orgc8ae9ff">1.4. draft</text:a></text:p>
          <text:p text:style-name="Contents_20_3"><text:a xlink:type="simple" xlink:href="#org1d61282">1.4.1. thank you for having me</text:a></text:p>
          <text:p text:style-name="Contents_20_3"><text:a xlink:type="simple" xlink:href="#orgfe28855">1.4.2. legislation, transphobia, ROGD, littman</text:a></text:p>
          <text:p text:style-name="Contents_20_3"><text:a xlink:type="simple" xlink:href="#org34d5e12">1.4.3. sedgwick, paranoia, shame, movement</text:a></text:p>
          <text:p text:style-name="Contents_20_2"><text:a xlink:type="simple" xlink:href="#org636c1b2">1.5. processing and training</text:a></text:p>
          <text:p text:style-name="Contents_20_2"><text:a xlink:type="simple" xlink:href="#org1659d70">1.6. plausibility</text:a></text:p>
          <text:p text:style-name="Contents_20_2"><text:a xlink:type="simple" xlink:href="#org5ffa2b0">1.7. bank</text:a></text:p>
          <text:p text:style-name="Contents_20_3"><text:a xlink:type="simple" xlink:href="#orgb074e95">1.7.1. bill titles and declarations:</text:a></text:p>
          <text:p text:style-name="Contents_20_3"><text:a xlink:type="simple" xlink:href="#orgf744d8d">1.7.2. defs from bills</text:a></text:p>
        </text:index-body>
      </text:table-of-content>
      <text:h text:style-name="Heading_20_1" text:outline-level="1" text:is-list-header="false">
<text:bookmark-start text:name="OrgXref.orgd5fa0cf"/>
<text:bookmark text:name="orgd5fa0cf"/>Plausibility and Passing: Using Ai To Study Anti-Trans Legislation
<text:bookmark-end text:name="OrgXref.orgd5fa0cf"/></text:h>
      <text:h text:style-name="Heading_20_2" text:outline-level="2" text:is-list-header="false">
<text:bookmark-start text:name="OrgXref.org6d373d5"/>
<text:bookmark text:name="org6d373d5"/>notes from DJAI
<text:bookmark-end text:name="OrgXref.org6d373d5"/></text:h>
      <text:p text:style-name="Text_20_body"><text:a xlink:type="simple" xlink:href="file:///Users/si/Desktop/anti-trans-legislation/talks/design_justice/design.org">link to djai paper</text:a>
</text:p>
      <text:p text:style-name="Text_20_body">Possiblity for tracing the language in the bills to an origin point? To special interest groups that are providing the language? (Pamela)
</text:p>
      <text:p text:style-name="Text_20_body">On reading, "emerging textual practices":
</text:p>
      <text:list text:style-name="OrgBulletedList" text:continue-numbering="false">
        <text:list-item>
          <text:p text:style-name="Text_20_body">What is the state of the text when you're doing this analysis? (Kath) Does that matter?
</text:p>
        </text:list-item>
        <text:list-item>
          <text:p text:style-name="Text_20_body">Differentiate between the different kinds of reading across different stages of the text. (Lauren)
</text:p>
        </text:list-item>
        <text:list-item>
          <text:p text:style-name="Text_20_body">"as you put it in your question – what is being subtracted from ‘man’ – is this gender bias or discrimination or something different? What do we gain or lose by understanding these emerging textual practices through existing paradigms for understanding the sociomaterial production of difference?" (Kath)
</text:p>
        </text:list-item>
      </text:list>
      <text:p text:style-name="Text_20_body">On bias (from Kath):
</text:p>
      <text:list text:style-name="OrgBulletedList" text:continue-numbering="false">
        <text:list-item>
          <text:p text:style-name="Text_20_body">"Is it ever possible to remove bias? What is bias if it can be removed or added? Why are humans better able to ‘detect’ bias than nonhumans? Bias in the context of something that is removable suggests a single world in which things can be represented like or unlike what they are really, which seems to be a set of assumptions that queer theory and design justice have usefully undermined." (Kath)
</text:p>
        </text:list-item>
        <text:list-item>
          <text:p text:style-name="Text_20_body">"if these textual formations are problematic, are there any that are not- or unproblematic? It seems to me from your presentation that you were exploring the indeterminate morality of textual-affective practices, but are these only possible – or perhaps only productive – when done in ‘literary’ or ‘human’ ways? I think the complexity of what it means for some practices to be a problem is what you’re raising when you say that it’s not what these LLMs/word embeddings are but what is done with them that is fraught… i.e. that they are enacted as if they are simply showing what is already there. But if that’s the case then that also challenges the idea of LLMs mirroring bias/discrimination in their datasets." (Kath)
</text:p>
        </text:list-item>
      </text:list>
      <text:p text:style-name="Text_20_body">What about using the dataset and applying it to just studying word embeddings, creating a language model to query embeddings, or to look at wordnet. Maybe trying to create a kind of foruma like hormones + contagion = trans or something. (Kath)
</text:p>
      <text:p text:style-name="Text_20_body">Distinguish between transphobia and ant-material transness. There are different kinds of attacks across different spaces (Funmi)
</text:p>
      <text:p text:style-name="Text_20_body">See Abiba Berhani and Discriminating Data.
</text:p>
      <text:p text:style-name="Text_20_body">My thoughts: The idea is not to remove bias, but to use the machine and statistical processes to better understand the forms that bias takes in language.
</text:p>
      <text:h text:style-name="Heading_20_2" text:outline-level="2" text:is-list-header="false">
<text:bookmark-start text:name="OrgXref.orga483cc2"/>
<text:bookmark text:name="orga483cc2"/>plans
<text:bookmark-end text:name="OrgXref.orga483cc2"/></text:h>
      <text:p text:style-name="Text_20_body">I think I want to….
</text:p>
      <text:list text:style-name="OrgBulletedList" text:continue-numbering="false">
        <text:list-item>
          <text:p text:style-name="Text_20_body">run more experiments
</text:p>
          <text:list text:style-name="OrgBulletedList" text:continue-numbering="true">
            <text:list-item>
              <text:p text:style-name="Text_20_body">get the data I need from the PDFs of state bills
</text:p>
            </text:list-item>
            <text:list-item>
              <text:p text:style-name="Text_20_body">train a word embedding model
</text:p>
            </text:list-item>
            <text:list-item>
              <text:p text:style-name="Text_20_body">keep working on tweaking parameters for the congressional dataset
</text:p>
            </text:list-item>
            <text:list-item>
              <text:p text:style-name="Text_20_body">start creating new datasets for the new congressional bills
</text:p>
            </text:list-item>
          </text:list>
        </text:list-item>
      </text:list>
      <text:p text:style-name="Text_20_body">Two interventions:
</text:p>
      <text:list text:style-name="OrgBulletedList" text:continue-numbering="false">
        <text:list-item>
          <text:p text:style-name="Text_20_body">ways of reading; determine a reading method, approach:
</text:p>
          <text:list text:style-name="OrgBulletedList" text:continue-numbering="true">
            <text:list-item>
              <text:p text:style-name="Text_20_body">how to read transphobia in legislative text, in a way that doesn't just reveal transphobia, but does something else.
</text:p>
              <text:list text:style-name="OrgBulletedList" text:continue-numbering="true">
                <text:list-item>
                  <text:p text:style-name="Text_20_body">the problem, I think, is that these definitions/texts reflect just a massive bias that already exists in the United States. And there's no way of my reading it that's going to change anything. So what do we do in the face of it?
</text:p>
                  <text:list text:style-name="OrgBulletedList" text:continue-numbering="true">
                    <text:list-item>
                      <text:p text:style-name="Text_20_body">This question, of what we are reading for, and how, and why, is the motivating one for this chapter.
</text:p>
                    </text:list-item>
                    <text:list-item>
                      <text:p text:style-name="Text_20_body">Is there something in particular about gender and gender transition that we can understand here?
</text:p>
                    </text:list-item>
                  </text:list>
                </text:list-item>
                <text:list-item>
                  <text:p text:style-name="Text_20_body">reading along the method/tool:
</text:p>
                  <text:list text:style-name="OrgBulletedList" text:continue-numbering="true">
                    <text:list-item>
                      <text:p text:style-name="Text_20_body">we try to read for the mechanism, looking into the mechanical workings of the tool as a clue. What does it do to data, to forms? How does this mechanism offer a clue, a suggestion, for reading?
</text:p>
                    </text:list-item>
                    <text:list-item>
                      <text:p text:style-name="Text_20_body">looking at the "plausibility" of output text, of how models work to normalize and regularize, to find the most statistically plausible next word.
</text:p>
                      <text:list text:style-name="OrgBulletedList" text:continue-numbering="true">
                        <text:list-item>
                          <text:p text:style-name="Text_20_body">how this drive toward plausibility mirror the "desire to pass" that trans studies scholars have read in trans subjects. A desire for conformity, for convention.
</text:p>
                        </text:list-item>
                        <text:list-item>
                          <text:p text:style-name="Text_20_body">there are people who want to explode gender, and people who simply want to pass.
</text:p>
                        </text:list-item>
                        <text:list-item>
                          <text:p text:style-name="Text_20_body">is there something about the regularization of language which we can then apply back to understand gender?
</text:p>
                        </text:list-item>
                      </text:list>
                    </text:list-item>
                    <text:list-item>
                      <text:p text:style-name="Text_20_body">what do we see in the language of the output text, which has been regularized, what is on the surface of that language, what connections are opened?
</text:p>
                    </text:list-item>
                  </text:list>
                </text:list-item>
              </text:list>
            </text:list-item>
          </text:list>
        </text:list-item>
        <text:list-item>
          <text:p text:style-name="Text_20_body">solidify my approach wrt trans studies
</text:p>
          <text:list text:style-name="OrgBulletedList" text:continue-numbering="true">
            <text:list-item>
              <text:p text:style-name="Text_20_body">interest in contagion, connection to sexuality, desire, and fear. How to constellate all of these ideas.
</text:p>
              <text:list text:style-name="OrgBulletedList" text:continue-numbering="true">
                <text:list-item>
                  <text:p text:style-name="Text_20_body">transphobia: the fear that being trans can spread like a contagion. This is a popular fear, which engages in some way with the legislative language.
</text:p>
                </text:list-item>
                <text:list-item>
                  <text:p text:style-name="Text_20_body">how fear itself is contagious, spreading.
</text:p>
                </text:list-item>
                <text:list-item>
                  <text:p text:style-name="Text_20_body">seduction as a means of identity formation.
</text:p>
                </text:list-item>
                <text:list-item>
                  <text:p text:style-name="Text_20_body">is fear seductive? It spreads, but does it seduce?
</text:p>
                  <text:list text:style-name="OrgBulletedList" text:continue-numbering="true">
                    <text:list-item>
                      <text:p text:style-name="Text_20_body">in seduction there is a giving up of choice, of agency. It is a decision made through arousal. You do something that maybe you wouldn't have done if not aroused. (this is what I am talking about in my previous chapter… how the fuck am I just realizing it now).
</text:p>
                    </text:list-item>
                  </text:list>
                </text:list-item>
              </text:list>
            </text:list-item>
          </text:list>
        </text:list-item>
      </text:list>
      <text:p text:style-name="Text_20_body">On reading trans studies:
</text:p>
      <text:list text:style-name="OrgBulletedList" text:continue-numbering="false">
        <text:list-item>
          <text:p text:style-name="Text_20_body">My interest in Trans Studies, and transphobia, is in dialogue with misinformation studies. That's part of the dimension of transphobia that I'm interested in.
</text:p>
        </text:list-item>
        <text:list-item>
          <text:p text:style-name="Text_20_body">Some think Trans ought to focus on attachment to normativity, while others on resistance and radicality:
</text:p>
          <text:list text:style-name="OrgBulletedList" text:continue-numbering="true">
            <text:list-item>
              <text:p text:style-name="Text_20_body">Chu and Drager: the focus in trans studies has been on resistance and radicality, when trans people just want to conform. It borrows too much from Queer Studies and cannot distinguish itself.
</text:p>
              <text:list text:style-name="OrgBulletedList" text:continue-numbering="true">
                <text:list-item>
                  <text:p text:style-name="Text_20_body">all attempts to conform are nonnormative, even heterosexual ones, because "normativity is impossible"
</text:p>
                </text:list-item>
              </text:list>
            </text:list-item>
            <text:list-item>
              <text:p text:style-name="Text_20_body">Halberstam:
</text:p>
              <text:list text:style-name="OrgBulletedList" text:continue-numbering="true">
                <text:list-item>
                  <text:p text:style-name="Text_20_body">trans and queer blend and blur into each other–this is useful. They have the same target: normativity.
</text:p>
                  <text:list text:style-name="OrgBulletedList" text:continue-numbering="true">
                    <text:list-item>
                      <text:p text:style-name="Text_20_body">"if we are all females, then there are notranssexuals, no queers, no men. In the future, may I suggest, we who are queer, ortrans, or feminist might remain focused on a more conventional enemy: namely,the beneficiaries of hetero-patriarchal systems who, far from being females andhating it, are deeply invested in being males and loving it" (329).
</text:p>
                    </text:list-item>
                    <text:list-item>
                      <text:p text:style-name="Text_20_body">Debates between "real vs performativity" by Prosser, Butler, and Halberstam (2005).
</text:p>
                    </text:list-item>
                    <text:list-item>
                      <text:p text:style-name="Text_20_body">Debates on "cross-identification" and "cross-gender identification" by Bey and Manalansan.
</text:p>
                    </text:list-item>
                  </text:list>
                </text:list-item>
                <text:list-item>
                  <text:p text:style-name="Text_20_body">Chu's version of "female" posits femininity as lack, which is lacanian, second wave feminist, and an idea that Butler has done away with in "The Lesbian Phallus". See Kay Gabriel's LARB review (2019).
</text:p>
                </text:list-item>
              </text:list>
            </text:list-item>
          </text:list>
        </text:list-item>
        <text:list-item>
          <text:p text:style-name="Text_20_body">Jay Prosser vs Butler: get this right!
</text:p>
        </text:list-item>
        <text:list-item>
          <text:p text:style-name="Text_20_body"><text:span text:style-name="Emphasis">Could the trans investment in normativity be a critical optic for examining far right investments?</text:span>
</text:p>
          <text:list text:style-name="OrgBulletedList" text:continue-numbering="true">
            <text:list-item>
              <text:p text:style-name="Text_20_body">attachment to normativity; the plausibility of machine learning outputs.
</text:p>
            </text:list-item>
          </text:list>
        </text:list-item>
      </text:list>
      <text:h text:style-name="Heading_20_2" text:outline-level="2" text:is-list-header="false">
<text:bookmark-start text:name="OrgXref.orgfaf0700"/>
<text:bookmark text:name="orgfaf0700"/>outline //
<text:bookmark-end text:name="OrgXref.orgfaf0700"/></text:h>
      <text:list text:style-name="OrgBulletedList" text:continue-numbering="false">
        <text:list-item>
          <text:p text:style-name="Text_20_body">close-reading the bills:
</text:p>
          <text:list text:style-name="OrgBulletedList" text:continue-numbering="true">
            <text:list-item>
              <text:p text:style-name="Text_20_body">bill titles show protective, traditional investments
</text:p>
            </text:list-item>
          </text:list>
        </text:list-item>
        <text:list-item>
          <text:p text:style-name="Text_20_body">trans as contagion
</text:p>
          <text:list text:style-name="OrgBulletedList" text:continue-numbering="true">
            <text:list-item>
              <text:p text:style-name="Text_20_body">ROGD, Lisa Littman.
</text:p>
            </text:list-item>
            <text:list-item>
              <text:p text:style-name="Text_20_body">quote from Shrier - pulling out the contradictions and subtle meaning - the kind of reading that I don't want to do.
</text:p>
              <text:list text:style-name="OrgBulletedList" text:continue-numbering="true">
                <text:list-item>
                  <text:p text:style-name="Text_20_body">looking for a new reading method. Of bringing some things to the surface (yes a practice of revelation) but of bringing things into relation in a new way.
</text:p>
                </text:list-item>
              </text:list>
            </text:list-item>
          </text:list>
        </text:list-item>
        <text:list-item>
          <text:p text:style-name="Text_20_body">sedgwick's paranoid vs reparative reading: how can critique <text:span text:style-name="Emphasis">move</text:span>?
</text:p>
          <text:list text:style-name="OrgBulletedList" text:continue-numbering="true">
            <text:list-item>
              <text:p text:style-name="Text_20_body">what sedgwick does for shame, I'd like to do for contagion, fear.
</text:p>
            </text:list-item>
            <text:list-item>
              <text:p text:style-name="Text_20_body">like sedgwick, looking for a way of reading that doesn't simply unearth oppression, but looks for something else, something different, some kind of relation
</text:p>
              <text:list text:style-name="OrgBulletedList" text:continue-numbering="true">
                <text:list-item>
                  <text:p text:style-name="Text_20_body">conversations in trans studies about attachment to normativity as distinguishing trans from queer.
</text:p>
                </text:list-item>
                <text:list-item>
                  <text:p text:style-name="Text_20_body">what if we could use transphobia as a vehicle about learning about this attachment to normativity? And attachment that animates the bills?
</text:p>
                  <text:list text:style-name="OrgBulletedList" text:continue-numbering="true">
                    <text:list-item>
                      <text:p text:style-name="Text_20_body">what kind of reading would this offer?
</text:p>
                    </text:list-item>
                  </text:list>
                </text:list-item>
              </text:list>
            </text:list-item>
          </text:list>
        </text:list-item>
        <text:list-item>
          <text:p text:style-name="Text_20_body">turning to AI, statistical methods, to explore the language of transphobia
</text:p>
          <text:list text:style-name="OrgBulletedList" text:continue-numbering="true">
            <text:list-item>
              <text:p text:style-name="Text_20_body">"fine-tuned" a language model off gender and related terms from the bills.
</text:p>
            </text:list-item>
            <text:list-item>
              <text:p text:style-name="Text_20_body">entity recognizer and pattern matcher to capture the data
</text:p>
            </text:list-item>
            <text:list-item>
              <text:p text:style-name="Text_20_body">hypothesis, loss, minimizing loss
</text:p>
            </text:list-item>
          </text:list>
        </text:list-item>
        <text:list-item>
          <text:p text:style-name="Text_20_body">prediction –&gt; plausibility
</text:p>
          <text:list text:style-name="OrgBulletedList" text:continue-numbering="true">
            <text:list-item>
              <text:p text:style-name="Text_20_body">the iterative shifting of vectors is a kind of approximation, or normalization of language, a tendency toward plausibility.
</text:p>
              <text:list text:style-name="OrgBulletedList" text:continue-numbering="true">
                <text:list-item>
                  <text:p text:style-name="Text_20_body">each step of the process, each iteration, gets closer and closer to a kind of mean, average, for that word's "meaning" in the data.
</text:p>
                </text:list-item>
              </text:list>
            </text:list-item>
            <text:list-item>
              <text:p text:style-name="Text_20_body">connection to trans studies affective modes as distinguished from queer ones:
</text:p>
              <text:list text:style-name="OrgBulletedList" text:continue-numbering="true">
                <text:list-item>
                  <text:p text:style-name="Text_20_body">attached to a norm rather than resisting norms
</text:p>
                </text:list-item>
                <text:list-item>
                  <text:p text:style-name="Text_20_body">the desire to pass
</text:p>
                </text:list-item>
              </text:list>
            </text:list-item>
            <text:list-item>
              <text:p text:style-name="Text_20_body">could AI processes, as a kind of normalization of training data, be used to study the attachments to norms and the quotidian that characterizes–not trans affective modes–but those based on fear of transness?
</text:p>
              <text:list text:style-name="OrgBulletedList" text:continue-numbering="true">
                <text:list-item>
                  <text:p text:style-name="Text_20_body">AI is an apt tool to study the attachment to norms that characterizes transphobia, like ROGD. What might outputs from AI text generation suggest about the allure, the threat, the “seduction,” as Trans Studies scholar Cassius Adair puts it, of gender transgression?
</text:p>
                </text:list-item>
              </text:list>
            </text:list-item>
            <text:list-item>
              <text:p text:style-name="Text_20_body">Adair: contagion and seduction being a site of identity formation. Straight people do it all the time, using sex and sexuality as sites of identity formation.
</text:p>
              <text:list text:style-name="OrgBulletedList" text:continue-numbering="true">
                <text:list-item>
                  <text:p text:style-name="Text_20_body">Adair does for contagion what Sedgwick does for shame: turns something negative into a creative resource.
</text:p>
                </text:list-item>
              </text:list>
            </text:list-item>
          </text:list>
        </text:list-item>
      </text:list>
      <text:h text:style-name="Heading_20_3" text:outline-level="3" text:is-list-header="false">
<text:bookmark-start text:name="OrgXref.org20533ac"/>
<text:bookmark text:name="org20533ac"/>bank
<text:bookmark-end text:name="OrgXref.org20533ac"/></text:h>
      <text:list text:style-name="OrgBulletedList" text:continue-numbering="false">
        <text:list-item>
          <text:p text:style-name="Text_20_body">gender as a subjective phenomenon, "claimed" "self-perception"
</text:p>
        </text:list-item>
        <text:list-item>
          <text:p text:style-name="Text_20_body">word "regardless" to distinguish gender from sex, seems to make them independent but actually reifies a binary opposition (Butler's subordinated realm).
</text:p>
        </text:list-item>
      </text:list>
      <text:h text:style-name="Heading_20_2" text:outline-level="2" text:is-list-header="false">
<text:bookmark-start text:name="OrgXref.orgc8ae9ff"/>
<text:bookmark text:name="orgc8ae9ff"/>draft
<text:bookmark-end text:name="OrgXref.orgc8ae9ff"/></text:h>
      <text:h text:style-name="Heading_20_3" text:outline-level="3" text:is-list-header="false">
<text:bookmark-start text:name="OrgXref.org1d61282"/>
<text:bookmark text:name="org1d61282"/>thank you for having me
<text:bookmark-end text:name="OrgXref.org1d61282"/></text:h>
      <text:p text:style-name="Text_20_body">Thank you so much for having me here.
</text:p>
      <text:p text:style-name="Text_20_body">I'm going to talk about a project that I've been working on for a little over a year, which takes as its subject transphobia, and particularly anti-trans discourse, which is currently proliferating across this country.
</text:p>
      <text:p text:style-name="Text_20_body">To study this subject, I'm using machine learning as my methodology.
</text:p>
      <text:p text:style-name="Text_20_body">I'm interested in how machine learning processes, in how predictive algorithms, which reconfigure and reproduce the data that they are trained with, can be used to study human bias, preconceptions, contained within that same data. For this project, I train a machine learning model off of data from current anti-trans legislation, which is, legislation currently being proposed, debated, and passed all over the country, which limits trans peoples' rights, legal recognition, and access to healthcare.
</text:p>
      <text:p text:style-name="Text_20_body">For this presentation, I'm going to focus on methodology.
</text:p>
      <text:p text:style-name="Text_20_body">First, I'm going to talk a little bit about readings methods, and specifically, about ways of reading transphobia that engages existing critical discourses in trans studies.
</text:p>
      <text:p text:style-name="Text_20_body">Then I'm going to turn to machine learning, and my attempts to use it to explore the language of transphobia. Here I will get a little bit technical, going "under the hood" of the machine, as it were, to surface the underlying processes that constitute so called "deep learning" methods.
</text:p>
      <text:p text:style-name="Text_20_body">Finally, I'll bring these two areas–trans studies and machine learning–together. I will show how these two areas can cross-illuminate one another. I will propose a reading practice that uses "predictability" in machine learning to study transphobic language, and in particular, how this language exhibits attachment to normativity, what I call "plausibility."
</text:p>
      <text:p text:style-name="Text_20_body">(and what do I want from you? feedback on what you make of this reading process, I guess?).
</text:p>
      <text:h text:style-name="Heading_20_3" text:outline-level="3" text:is-list-header="false">
<text:bookmark-start text:name="OrgXref.orgfe28855"/>
<text:bookmark text:name="orgfe28855"/>legislation, transphobia, ROGD, littman
<text:bookmark-end text:name="OrgXref.orgfe28855"/></text:h>
      <text:p text:style-name="Text_20_body">So I begin with my subject matter – transphobia. This project looks at transphobia within a legal discourse. As I'm sure you're aware, the past 3 or 4 years has seen an incredible jump in the number of bills being proposed and passed in state houses across the country and in congress.
</text:p>
      <text:p text:style-name="Text_20_body">[SLIDE - ANTI TRANS LEGISLATION TRACKER - NEEDS NEW IMAGES]
</text:p>
      <text:p text:style-name="Text_20_body">As you can see in this chart, there has been a rising trend of anti-trans legislation over the past several years, where each year eclipses the previous one. The majority of these bills target education, seeking to ban gender identity education, and students' chosen names and pronouns, as well as healthcare, where many bills outlaw gender-affirming care for minors and adults. The rest of the bills mainly focus on trans peoples' participation in public spaces and events, like drag performances and bathrooms, and also in sports.
</text:p>
      <text:p text:style-name="Text_20_body">[SLIDE - FEDERAL BILL NAMES]
</text:p>
      <text:list text:style-name="OrgBulletedList" text:continue-numbering="false">
        <text:list-item>
          <text:p text:style-name="Text_20_body">US HB1064: Ensuring Military Readiness Act of 2023
</text:p>
          <text:list text:style-name="OrgBulletedList" text:continue-numbering="true">
            <text:list-item>
              <text:p text:style-name="Text_20_body">disqualifies transgender persons from military service
</text:p>
            </text:list-item>
          </text:list>
        </text:list-item>
        <text:list-item>
          <text:p text:style-name="Text_20_body">US HB1276: Protect Minors from Medical Malpractice Act of 2023
</text:p>
          <text:list text:style-name="OrgBulletedList" text:continue-numbering="true">
            <text:list-item>
              <text:p text:style-name="Text_20_body">doctors to be liable to all adverse effects (physical, psychological, etc) following trans-affirming care
</text:p>
            </text:list-item>
          </text:list>
        </text:list-item>
        <text:list-item>
          <text:p text:style-name="Text_20_body">US HB1399: Protect Children’s Innocence Act
</text:p>
          <text:list text:style-name="OrgBulletedList" text:continue-numbering="true">
            <text:list-item>
              <text:p text:style-name="Text_20_body">gender-affirming care on minors to be a felony
</text:p>
            </text:list-item>
          </text:list>
        </text:list-item>
        <text:list-item>
          <text:p text:style-name="Text_20_body">US HB1490: Preventing Violence Against Female Inmates Act of 2023
</text:p>
          <text:list text:style-name="OrgBulletedList" text:continue-numbering="true">
            <text:list-item>
              <text:p text:style-name="Text_20_body">incarcerating people by "biological sex"
</text:p>
            </text:list-item>
          </text:list>
        </text:list-item>
        <text:list-item>
          <text:p text:style-name="Text_20_body">US HB216: My Child, My Choice Act of 2023
</text:p>
          <text:list text:style-name="OrgBulletedList" text:continue-numbering="true">
            <text:list-item>
              <text:p text:style-name="Text_20_body">schools to obtain written parental consent before teaching anything related to gender/sex/sexuality.
</text:p>
            </text:list-item>
          </text:list>
        </text:list-item>
        <text:list-item>
          <text:p text:style-name="Text_20_body">US HB3101: TPA Act Traditional Passport Act
</text:p>
          <text:list text:style-name="OrgBulletedList" text:continue-numbering="true">
            <text:list-item>
              <text:p text:style-name="Text_20_body">passport gender designation to be binary and based on sex
</text:p>
            </text:list-item>
          </text:list>
        </text:list-item>
        <text:list-item>
          <text:p text:style-name="Text_20_body">US HB3102: TSA Act Traditional Screening Application Act
</text:p>
          <text:list text:style-name="OrgBulletedList" text:continue-numbering="true">
            <text:list-item>
              <text:p text:style-name="Text_20_body">prohibits "X" gender designation on TSA screenings
</text:p>
            </text:list-item>
          </text:list>
        </text:list-item>
      </text:list>
      <text:p text:style-name="Text_20_body">And here, you'll see a list of bill titles, like "Ensuring Military Readiness Act," and "Protect Children's Innocence Act," which are currently being debated in Congress. Just by scanning the titles, you can perhaps grasp how many of these bills are undergirded by similar assumptions, like that Americans need to be protected from gender nonconformity. According to these bills, the groups most in need of protection from trans people and trangender ideologies are minors, who are "innocent", and cis women, who are physically vulnerable to "violence". Alongside this investment in protection, is another investment in maintaining tradition. We see "traditional passport," which preserves the binary gender identifications on passports, and "traditional TSA," which keeps the binary gender designation on security screeners (which is kind of hilarious, as I don't know anybody that thinks TSA is a tradition that needs to be protected). What I'm trying to surface here, is that underlying these bills, is an attachment to the idea that transness, whatever else it might do, constitutes a threat to American people and way of life.
</text:p>
      <text:p text:style-name="Text_20_body">The discourse that drives logic of threat and protection is a particular kind of transphobia based on contagion. As particulurly evident in the bills that limit or ban "gender affirming care" for minors, this fear is propped by the assumption that transness can spread from person to person, that it is a kind of social contagion.
</text:p>
      <text:p text:style-name="Text_20_body">SLIDE - LITTMAN'S PAPER
</text:p>
      <text:p text:style-name="Text_20_body">The fear is formalized in the false medical diagnosis, "Rapid-onset Gender Dysphoria," or ROGD. This diagnosis, which has been rejected and renounced by medical associations, was nonetheless popularized in 2018, in a very controversial paper by Lisa Littman. For that study, Littman enlisted participants (parents of transgender adolescents) from conservative and anti-trans online forums. Despite receiving numerous criticisms for its methodology and lack of disclosures, the paper has nonetheless had a significant influence on public perception around Trans issues, especially as they affect minors. The idea has seeped into public discourse, appearing in books, podcasts, and news reports, and across social media.
</text:p>
      <text:p text:style-name="Text_20_body">SLIDE - SHRIER BOOK COVER
</text:p>
      <text:p text:style-name="Text_20_body">One notable work in this vein, which is directed at a general audience, is a book by Abigail Shrier, called "Irreversible Damage: The Transgender Craze Seducing Our Daughters." Shrier's thesis, which becomes more and more explicit as the book progresses, is that minors, who do not know what they want, cannot be trusted to make what she calls "irreversable" decisions. According to Shrier, even something like social transition, in which a person changes names, pronouns, and dress, is dangerous.
</text:p>
      <text:p text:style-name="Text_20_body">I'm going to talk about her language. Unlike the language of the bills, Shrier's tone throughout the book is highly ironic, an irony that embeds interesting subtexts.
</text:p>
      <text:p text:style-name="Text_20_body">SLIDE - SHRIER QUOTE
</text:p>
      <text:p text:style-name="Text_20_body">For example, there is a double meaning behind some of her pronouncements, which is decipherable by her ironic tone.
</text:p>
      <text:p text:style-name="Text_20_body">She says things like: "if the government can’t force students to salute a flag, the government can’t force a healthcare worker to utter a particular pronoun. In America, the government can’t make people say things–not even for the sake of politeness. Not for any reason at all" (xx).
</text:p>
      <text:p text:style-name="Text_20_body">Here, Shrier makes a comparison to patriotism–in the flag salute–to make a point about governmental authority. The point is that the government cannot compel its citizenry (or anybody within its jurisdiction) to express loyalty to the country's symbols. And just as the country cannot compel patriotic expression, so it cannot compel respect (or here, she refers to it as "politeness") for a person's preferred gender designation.
</text:p>
      <text:p text:style-name="Text_20_body">Through this comparision to the patriotism, and the framing of the issue around expression, the subtext here seems to be that forcing pronoun usage would be fascist. Which is, I think, a strange way to make a point to what is likely a readership that I imagine is highly invested in conservative ideals.
</text:p>
      <text:p text:style-name="Text_20_body">Unless, reading this statement through the frame of irony, the point is precisely that some kinds of expression should be free while others should not. That we have the right to question each other's genders but not, but never, the flag. Essentially, if citizens cannot be compelled to address such a providential institution according to their personal feelings, then of course, they have the right to address an individual how they like. Unironically, the sentence could be saying something like, "look, our government cannot even force you to respect it. How admirable, how humble, that a nation would endow its own citizens with the right to disrespect it! Anybody who does so, is undeniably selfish."
</text:p>
      <text:p text:style-name="Text_20_body">In this reading, we can trace an attachment to patriotism to an attachment to gender norms (perhaps with a stop at white supremacy on the way there). And we can see how the structure, what Patricia Hill Collins calls "the matrix of domination," works.
</text:p>
      <text:p text:style-name="Text_20_body">But this is exactly the kind of reading that I don't want to do for this project. Because the more that I engage with the material, the more that I listen to the news of another trans bill being proposed in this country, the more I am convinced that this particular historical moment, a moment of multiplying misinformation, needs another mode of reading.
</text:p>
      <text:h text:style-name="Heading_20_3" text:outline-level="3" text:is-list-header="false">
<text:bookmark-start text:name="OrgXref.org34d5e12"/>
<text:bookmark text:name="org34d5e12"/>sedgwick, paranoia, shame, movement
<text:bookmark-end text:name="OrgXref.org34d5e12"/></text:h>
      <text:p text:style-name="Text_20_body">Here I am inspired by the origins of my own field, which is Queer Studies. As many of you know, one of the major figures of this field is Eve Kosofsky Sedgwick, who, throughout the trajectory of her career explored various reading methods and modes of relation to text.
</text:p>
      <text:p text:style-name="Text_20_body">SLIDE - EPISTEMOLOGY
</text:p>
      <text:p text:style-name="Text_20_body">In her early work, such as <text:span text:style-name="Emphasis">The Epistemology of the Closet</text:span>, Sedwick practices a mode of critical analysis based on what Foucault's "logic of repression," that seeks out hidden meanings and power relations in text. In this book, she exposes the unstable binaries between heterosexual and homosexual categories — where one term is not simply symmetrical or subordinated to another, but rather, depends the other for its meaning through "simultaneous subsumption and exclusion" (10). In what she calls the "epistemology of the closet," this method mines language forms for what is hidden, what is obscured, and what this closet reveals about power relations and structures.
</text:p>
      <text:p text:style-name="Text_20_body">SLIDE - sedgwick paranoid/reparative essay
</text:p>
      <text:p text:style-name="Text_20_body">Years later, however, Sedgwick changes course. In the wake of the AIDS crisis, she experiences an upheaval of doubt about the efficacy of critical methods which she famous calls "paranoid reading." This doubt catalyzes her argument in what is perhaps her most well-known essay, "Paranoid Reading and Reparative Reading: Or, you're so paranoid you probably think this essay is about you" (such a great title). In this essay, Sedgwick questions the role of exposure in critical inquiry. She wonders what any explanation, any proof, for example, of the government's neglect for African American lives and gay lives decimated by the AIDS pandemic, would achieve. She opines that revealing truth, on its own, does not <text:span text:style-name="Emphasis">move</text:span> people to any particular action or conclusion. She explains that "for someone to have an unmystified, angry view of large and genuinely systemic oppressions does not intrinsically or necessarily enjoin on that persons to any specific train of epistemological or narrative consequences" (123).
</text:p>
      <text:p text:style-name="Text_20_body">What if, she asks, we consider ways of knowing not oriented around suspicion and paranoia? This would be a critical practice that "mov[es] from the rather fixed question Is a particular piece of knowledge true, and how can we know? to the further questions: what does knowledge do–-the pursuit of it, the having and exposing of it" (124, Touching Feeling).
</text:p>
      <text:p text:style-name="Text_20_body">To demonstrate, Sedgwick takes an affect that is traditionally seen as negative, and examines how it creates productive and generative effects in text. She takes shame, which is a structuring force in queer identity, and explores its significatory possibilites. She describes shame as:
</text:p>
      <text:p text:style-name="Text_20_body">SLIDE - SHAME QUOTES
</text:p>
      <text:p text:style-name="Quotations">“a kind of free radical that (in different people and different cultures) attaches to and permanently intensifies or alters the meaning of—-of almost anything: a zone of the body, a sensory system, a prohibited or indeed a permitted behavior, another affect such as anger or arousal, a named identity, a script for interpreting other people’s behavior toward oneself” (62)
</text:p>
      <text:p text:style-name="Text_20_body">Rather than, as much Queer Theory is happy to do, plumb and trace the ways that shame hides and represses sexuality, Sedgwick reads it as a vehicle for connection, pulling other affects and images into relation.
</text:p>
      <text:p text:style-name="Text_20_body">She even likens shame to a kind of contagion, bringing out the ways it can spread from person to person, evoking its ability to mobilize and generate:
</text:p>
      <text:p text:style-name="Quotations">“Shame—-living, as it does, on and in the muscles and capillaries of the face—-seems to be uniquely contagious from one person to another." (63 Touching Feeling).
</text:p>
      <text:p text:style-name="Text_20_body">I'm interested in this move that Sedgwick makes, of taking what is typically seen as a negative, repressive affect, and seeing how we might read it differently. Specifically, I wonder how one might read something productive in fear–in the phobia–that pervades anti-trans discourse.
</text:p>
      <text:p text:style-name="Text_20_body">I'm interested particularly in the way that transphobia mobilizes as an anxiety or desire for normativity. And the reason has to do with one conversation being had the field of trans studies, which considers the role of trans studies with regard to queer studies, and how the two fields, in pursuing distinct projects, could be associated with a different set of core affects.
</text:p>
      <text:p text:style-name="Text_20_body">For example, trans studies scholar Eliza Steinbock explains that,
</text:p>
      <text:p text:style-name="Text_20_body">SLIDE 16 - TRANS AFFECTS
</text:p>
      <text:p text:style-name="Quotations">“trans analytics have (historically, though not universally) a different set of primary affects than queer theory. Both typically take pain as a reference point, but then their affective interest zags. Queer relishes the joy of subversion. Trans trades in quotidian boredom. Queer has a celebratory tone. Trans speaks in sober detail.”
</text:p>
      <text:p text:style-name="Text_20_body">Other Trans Studies scholars like Marquis Bey and Andrea Long Chu have made similar points; with Bey making the point that queer's intervention can be described as "anti" or militant, while trans is "non" or based in refusal ("Thinking with Trans Now"); and Chu has remarked that trans studies, rather than resisting norms, "requires that we understand–-as we never have before–-what it means to be attached to a norm, by desire, by habit, by survival" ("After Trans Studies" 108).
</text:p>
      <text:p text:style-name="Text_20_body">You'll remember in the list of bill titles from before, that I read an underlying fear of trans as contagion. That transness-as-contagious represents a threat to the American way of life. I wonder if we might, instead of reading what fear is afraid of, to read the positive aspect, of what fear signifies about attachment. I wonder how we might read in transphobia this attachment to normativity, to see what it evokes. In all the patriarchal language of the bill titles, in words like "protect," "preserve" and "ensure," there is some kind of attachment, to normativity, to maintaining tradition.
</text:p>
      <text:p text:style-name="Text_20_body">Now, I'm going to move onto my methodolgoy, to explain why I think that machine learning is a particularly good method for this task.
</text:p>
      <text:h text:style-name="Heading_20_2" text:outline-level="2" text:is-list-header="false">
<text:bookmark-start text:name="OrgXref.org636c1b2"/>
<text:bookmark text:name="org636c1b2"/>processing and training
<text:bookmark-end text:name="OrgXref.org636c1b2"/></text:h>
      <text:p text:style-name="Text_20_body">Now I will talk a little bit about my data gathering and model training process. My goal was to "fine-tune" (that is, customize an already trained model) with data from the anti-trans legislation. I am interested specifically in the language outlawing gender transition from these bills.
</text:p>
      <text:p text:style-name="Text_20_body">So, I decided to create a list of definitions around gender, with definitions of terms like "gender identity," and "biological sex," for example. I then used that list to fine-tune an llm for text generation. The idea was that I could then query the model, asking it questions like "what is sex" and "what is gender".
</text:p>
      <text:p text:style-name="Text_20_body">In what follows, I'm going to outline a bit of the data gatherering and model training processes.
</text:p>
      <text:p text:style-name="Text_20_body">SLIDE 9 - HUGGINGFACE DATASETS
</text:p>
      <text:p text:style-name="Text_20_body">The first dataset that I created is now available on HuggingFace Datasets. For those of you who don't know, HuggingFace is a platform for sharing Machine Learning projects and tools, much like Github. This dataset consists of definitions of "gender" and related terms from congressional and senate bills, from the last two years.
</text:p>
      <text:p text:style-name="Text_20_body">To create this dataset, I went through an intensive data preparation process, which involved using the Python programming langauge to scrape the bill text and then extract definitions of gender and related terms from it. I'll highlight some of the major moves from this process. (And I'll also say here that all of my Python code that I wrote for this project is publically available, under my github profile, which I'll link to at the end of this talk).
</text:p>
      <text:p text:style-name="Text_20_body">To extract the definitions of gender terms from these bills, the first thing I did was to write a pattern matcher, known technically as a "named entity recognizer" (for those of you familiar with NLP), that can recognize terms like "gender" and other related terms in text.
</text:p>
      <text:p text:style-name="Text_20_body">SLIDE 10 - NER CODE
</text:p>
      <text:p text:style-name="Text_20_body">Here is a list of labels, organized into the general categories "sex", "gender", and "sexuality", with each label specifying a word pattern, like the phrase "biological sex" for example. I tried to include various formulations of each term, for example, "transgender" is delineated three ways, as a single word, as a two-word phrase, and as a hypthenated word. This ensures that I would capture most if not all instances of the term.
</text:p>
      <text:p text:style-name="Text_20_body">Then, I used that entity recognizer as a basis for a more sophisticated pattern matcher, which would search for those phrases if they are contained within a definition.
</text:p>
      <text:p text:style-name="Text_20_body">SLIDE 11 - MATCHER CODE
</text:p>
      <text:p text:style-name="Text_20_body">For those of you familiar with the JSON data format, you can perhaps grasp the pattern matcher's logic here. It starts by searching for punctuation, then looking for a gender term (pulling from the entity recognizer code), along with some wild card terms, just in case there are extra words or punctuation in the definition. Finally, it ends with terms that are common in definitions, like "means", "signifies", or "includes."
</text:p>
      <text:p text:style-name="Text_20_body">SLIDE 12 - MATCHER RESULTS
</text:p>
      <text:p text:style-name="Text_20_body">From its results, pictured here, you can see that this matcher was sensitive enough to capture longer phrases, like "gender transition surgery means" as well as variants of how definitions are constructed, using the word "includes" instead of "means", for example.
</text:p>
      <text:p text:style-name="Text_20_body">And here's some examples of the results after some cleaning and formatting. I'll read a couple of them out loud.
</text:p>
      <text:p text:style-name="Text_20_body">SLIDE 13 - DEFS
</text:p>
      <text:p text:style-name="Quotations">'The term gender identity means a persons self-perception of their gender or claimed gender, regardless of the persons biological sex.',
</text:p>
      <text:p text:style-name="Quotations">'The term gender means the psychological, behavioral, social, and cultural aspects of being male or female.',
</text:p>
      <text:p text:style-name="Quotations">'The term gender transition means the process in which an individual goes from identifying with and living as a gender that corresponds to his or her biological sex to identifying with and living as a gender different from his or her biological sex, and may involve social, legal, or physical changes.',
</text:p>
      <text:p text:style-name="Quotations">'The term biological sex means the indication of male or female sex by reproductive potential or capacity, sex chromosomes, naturally occurring sex hormones, gonads, or internal or external genitalia present at birth.',
</text:p>
      <text:p text:style-name="Text_20_body">In close reading the dataset, I immediately notice how some assumptions are being constructed in subtle and seemingly neutral ways. For example, in the first definition, I am interested in the words "self-perception" and "claimed", and how a view of gender identity as a subjective experience engages with behavioral dimensions of gender expression, at least as it has been theorized by Queer Studies scholars like Judith Butler.
</text:p>
      <text:p text:style-name="Text_20_body">I am also interested in the word “regardless,” which appears in almost half of the definitions, and suggests a contrast between sex and gender that seems to reify a binary opposition or between the two. In other words, gender as being defined without regard to sex, as if notions of gender and sex do not influence each other, and never blend into one another, or make productive use of each other. Again I'm thinking here of Judith Butler, and her famous (and contentious) claim that even seemingly physical phenomena, like biological sex, is discursively produced.
</text:p>
      <text:p text:style-name="Text_20_body">As I continue to build and clean my datasets, I've also been dabbling with using them to train AI models.
</text:p>
      <text:p text:style-name="Text_20_body">Throughout this fine-tuning process, which I will outline briefly, I discovered a suggestive connection to reading practices, specifically the way that we analyze concepts like transphobia from a humanistic perspective.
</text:p>
      <text:p text:style-name="Text_20_body">As you may already know, machine learning models work by prediction. They turn semantic expressivity into something that can be computed and guessed. From its training data, the model compiles numerical probabilities for each word's relationship to other words in the database. It represents these probabilities with numbers, with actually a very large list of numbers, known technically as "word vectors." The model then uses math to calculate what word should follow a given word.
</text:p>
      <text:p text:style-name="Text_20_body">The training process, as I understand it (and I have no formal education in machine learning), can be reduced to three steps, or mathematical functions.
</text:p>
      <text:p text:style-name="Text_20_body">SLIDE 14 - LIST OF FUNCTIONS
</text:p>
      <text:list text:style-name="OrgNumberedList" text:continue-numbering="false">
        <text:list-item>
          <text:p text:style-name="Text_20_body">first, the hypothesis function
</text:p>
        </text:list-item>
        <text:list-item>
          <text:p text:style-name="Text_20_body">second, the loss function
</text:p>
        </text:list-item>
        <text:list-item>
          <text:p text:style-name="Text_20_body">third, the minimizing loss function
</text:p>
        </text:list-item>
      </text:list>
      <text:p text:style-name="Text_20_body">First, because the machine doesn't know what words mean, it makes a "guess." (This is called the hypothesis function), Here, it populates each word with a vector, consisting of random numbers. These vectors are just a starting point.
</text:p>
      <text:p text:style-name="Text_20_body">Then, after making this guess, it moves to the next step, where the machine checks its prediction against the actual result–that is, it will compare the prediction vector against the actual result's vector. It's prediction will be wrong, but that doesn't matter. It compares between the two, the prediction and the result, and calculates the difference between them. This calculation is made by using what's called the "loss function."
</text:p>
      <text:p text:style-name="Text_20_body">Finally, it moves to the minimizing this "loss", which employs algorithms from calculus (like gradient descent) in order to <text:span text:style-name="Emphasis">very slightly</text:span> adjust the vectors so that they are closer to the intended result. The adjustments here are very incremental. But with enough of them, the model can reach <text:span text:style-name="Emphasis">almost zero difference</text:span> between the prediction and the actual result.
</text:p>
      <text:p text:style-name="Text_20_body">With enough training data, LLMs can be really good generating content that is plausible. However, while they can guess or improvise, they are not at all good at being creative, at innovating. A language model can only generate what it has already seen before. Even a phenomenon like “hallucination,” that a language model spews text that has no bearing in reality, is based on the tendency of models to repeat what they've already seen. They hallucinate not because they are creative or random, but because they are designed from statistical processes to generate what is most plausible rather than accurate.
</text:p>
      <text:p text:style-name="Text_20_body">Although I am still working on the right configurations for my training, I do have some initial examples of how it is defining some gender related terms.
</text:p>
      <text:p text:style-name="Text_20_body">SLIDE 15 - RESULTS
</text:p>
      <text:p text:style-name="Text_20_body">In these examples, the model is defining the terms "transgender" and "gender affirmation".
</text:p>
      <text:p text:style-name="Text_20_body">As you can immediately notice from skimming the results, my model displays a tendency to repeat itself, which is tendency of generating not what is most expressive, but what is most plausible.
</text:p>
      <text:h text:style-name="Heading_20_2" text:outline-level="2" text:is-list-header="false">
<text:bookmark-start text:name="OrgXref.org1659d70"/>
<text:bookmark text:name="org1659d70"/>plausibility
<text:bookmark-end text:name="OrgXref.org1659d70"/></text:h>
      <text:p text:style-name="Text_20_body">Thinking back to this fine-tuning process, I read this iterative shifting of vectors is a kind of <text:span text:style-name="Emphasis">approximation</text:span> or even
<text:span text:style-name="Emphasis">normalization</text:span> of language, which is based on plausibility. And this tendency toward plausibility creates an interesting connection to conversations in Trans Studies
</text:p>
      <text:p text:style-name="Text_20_body">It seems to me–there is a fascinating connection between how language models approach language, what they do to language (the normalization or approximation) of language, and what Trans Studies scholars defines as a central desire to <text:span text:style-name="Emphasis">pass</text:span>.
</text:p>
      <text:p text:style-name="Text_20_body">This makes me wonder, could AI-generated text, as a kind of approximation, a normalization, of its training data, be used to study the attachments to norms and the quotidian that characterizes–not trans affective modes–but those based on fear of transness?
</text:p>
      <text:p text:style-name="Text_20_body">Thinking in this way, AI may be an apt tool to study the attachment to norms that characterizes transphobia, like perspectives driven by the fear of ROGD. What might outputs from AI text generation suggest about the allure, the threat, the “seduction,” as Trans Studies scholar Cassius Adair puts it, of gender transgression?
</text:p>
      <text:p text:style-name="Text_20_body">Speaking on trans erotics, and specifically “trans for trans” or "t4t erotics," Adair asks, "Why shouldn't transness be transmissible or contagious? Why can't the erotic be a site of producing trans identity or practices?" He points out that, after all, cis people do it all the time: they use sexuality and sexual encounters as sites of identity formation.
</text:p>
      <text:p text:style-name="Text_20_body">Adair here does for contagion what Sedgwick does for shame: turns something that is traditionally seen as a negative into something that may be generative and productive. Taking something that has been a tool of oppression, and turning it into a creative resource.
</text:p>
      <text:p text:style-name="Text_20_body">Sedgwick explains that this kind of reading, reparative reading, exposes “the ways selves and communities succeed in extracting sustenance from the objects of a culture—-even of a culture whose avowed desire has often been not to sustain them” (Touching Feeling 151).
</text:p>
      <text:p text:style-name="Text_20_body">SLIDE 17 - THANKS AND CONTACT
</text:p>
      <text:p text:style-name="Text_20_body">Thank you.
</text:p>
      <text:p text:style-name="Text_20_body">And for those of you who want to follow this work, you can find me on Github and HuggingFace under the username, Gofilipa.
</text:p>
      <text:h text:style-name="Heading_20_2" text:outline-level="2" text:is-list-header="false">
<text:bookmark-start text:name="OrgXref.org5ffa2b0"/>
<text:bookmark text:name="org5ffa2b0"/>bank
<text:bookmark-end text:name="OrgXref.org5ffa2b0"/></text:h>
      <text:h text:style-name="Heading_20_3" text:outline-level="3" text:is-list-header="false">
<text:bookmark-start text:name="OrgXref.orgb074e95"/>
<text:bookmark text:name="orgb074e95"/>bill titles and declarations:
<text:bookmark-end text:name="OrgXref.orgb074e95"/></text:h>
      <text:p text:style-name="Text_20_body">Federal bills:
</text:p>
      <text:list text:style-name="OrgBulletedList" text:continue-numbering="false">
        <text:list-item>
          <text:p text:style-name="Text_20_body">US HB1064: Ensuring Military Readiness Act of 2023
</text:p>
          <text:list text:style-name="OrgBulletedList" text:continue-numbering="true">
            <text:list-item>
              <text:p text:style-name="Text_20_body">disqualifies transgender persons from military service
</text:p>
            </text:list-item>
          </text:list>
        </text:list-item>
        <text:list-item>
          <text:p text:style-name="Text_20_body">US HB1276: Protect Minors from Medical Malpractice Act of 2023
</text:p>
          <text:list text:style-name="OrgBulletedList" text:continue-numbering="true">
            <text:list-item>
              <text:p text:style-name="Text_20_body">doctors to be liable to all adverse effects (physical, psychological, etc) following trans-affirming care
</text:p>
            </text:list-item>
          </text:list>
        </text:list-item>
        <text:list-item>
          <text:p text:style-name="Text_20_body">US HB1399: Protect Children’s Innocence Act
</text:p>
          <text:list text:style-name="OrgBulletedList" text:continue-numbering="true">
            <text:list-item>
              <text:p text:style-name="Text_20_body">gender-affirming care on minors to be a felony
</text:p>
            </text:list-item>
          </text:list>
        </text:list-item>
        <text:list-item>
          <text:p text:style-name="Text_20_body">US HB1490: Preventing Violence Against Female Inmates Act of 2023
</text:p>
          <text:list text:style-name="OrgBulletedList" text:continue-numbering="true">
            <text:list-item>
              <text:p text:style-name="Text_20_body">incarcerating people by "biological sex"
</text:p>
            </text:list-item>
          </text:list>
        </text:list-item>
        <text:list-item>
          <text:p text:style-name="Text_20_body">US HB216: My Child, My Choice Act of 2023
</text:p>
          <text:list text:style-name="OrgBulletedList" text:continue-numbering="true">
            <text:list-item>
              <text:p text:style-name="Text_20_body">schools to obtain written parental consent before teaching anything related to gender/sex/sexuality.
</text:p>
            </text:list-item>
          </text:list>
        </text:list-item>
        <text:list-item>
          <text:p text:style-name="Text_20_body">US HB3101: TPA Act Traditional Passport Act
</text:p>
          <text:list text:style-name="OrgBulletedList" text:continue-numbering="true">
            <text:list-item>
              <text:p text:style-name="Text_20_body">passport gender designation to be binary and based on sex
</text:p>
            </text:list-item>
          </text:list>
        </text:list-item>
        <text:list-item>
          <text:p text:style-name="Text_20_body">US HB3102: TSA Act Traditional Screening Application Act
</text:p>
          <text:list text:style-name="OrgBulletedList" text:continue-numbering="true">
            <text:list-item>
              <text:p text:style-name="Text_20_body">prohibits "X" gender designation on TSA screenings
</text:p>
            </text:list-item>
          </text:list>
        </text:list-item>
      </text:list>
      <text:p text:style-name="Text_20_body">MO SB868:
</text:p>
      <text:list text:style-name="OrgBulletedList" text:continue-numbering="false">
        <text:list-item>
          <text:p text:style-name="Text_20_body">"Vulnerable Child Compassion and Protection Act"
</text:p>
        </text:list-item>
        <text:list-item>
          <text:p text:style-name="Text_20_body">"No school official shall encourage a student to adopt a gender identity or sexual relationship."
</text:p>
        </text:list-item>
      </text:list>
      <text:p text:style-name="Text_20_body">FL H0599:
</text:p>
      <text:list text:style-name="OrgBulletedList" text:continue-numbering="false">
        <text:list-item>
          <text:p text:style-name="Text_20_body">"Gender Identity Employment Practices"
</text:p>
        </text:list-item>
        <text:list-item>
          <text:p text:style-name="Text_20_body">"It is the policy of the state that a person's sex is an immutable biological trait and that it is false to ascribe to a person a pronoun that does not correspond to such person's sex."
</text:p>
        </text:list-item>
      </text:list>
      <text:h text:style-name="Heading_20_3" text:outline-level="3" text:is-list-header="false">
<text:bookmark-start text:name="OrgXref.orgf744d8d"/>
<text:bookmark text:name="orgf744d8d"/>defs from bills
<text:bookmark-end text:name="OrgXref.orgf744d8d"/></text:h>
      <text:p text:style-name="Text_20_body">"'Gender identity', a person's internal sense of self as male, female, neither, both, or somewhere along the gender spectrum" (MO HB1674).
</text:p>
      <text:p text:style-name="Text_20_body">"'Gender identity', the preconceived notion of someone's psychological, behavioral, social, and cultural aspects of being a biological male or biological female" (MO SB868).
</text:p>
      <text:p text:style-name="Text_20_body">"'Sex', the physical condition of being male or female based on genetics and physiology, as identified on the individual's original birth certificate" (MO HB1674).
</text:p>
      <text:p text:style-name="Text_20_body">"'Biological sex', an individual's sex as assigned at birth on his or her original birth certificate… or, if the individual's birth certificate is unobtainable, another government record" (MO SB868).
</text:p>
      <text:p text:style-name="Text_20_body">It must be the policy of every public K-12 educational institution that is provided in this State that the sex of a person is an immutable biological trait and that it is false to ascribe to a person a pronoun that does not correspond to such person's sex. This section does not apply to individuals born with a genetically or biochemically verifiable disorder of sex development, including, but not limited to:
</text:p>
      <text:p text:style-name="Text_20_body">(1) 46, XX disorder of sex development;
</text:p>
      <text:p text:style-name="Text_20_body">(2) 46, XY disorder of sex development;
</text:p>
      <text:p text:style-name="Text_20_body">(3) sex chromosome disorder of sex development;
</text:p>
      <text:p text:style-name="Text_20_body">(4) XX or XY sex reversal; and
</text:p>
      <text:p text:style-name="Text_20_body">(5) ovotesticular disorder.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i</dc:creator>
    <meta:initial-creator>si</meta:initial-creator>
    <dc:date>2024-10-15T11:49:40</dc:date>
    <meta:creation-date>2024-10-15T11:49:40</meta:creation-date>
    <meta:generator>Emacs 29.3 (Org mode 9.6.15)</meta:generator>
    <meta:keyword/>
    <dc:subject/>
    <dc:title/>
  </office:meta>
</office:document-meta>
</file>